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5" style:family="table-cell" style:parent-style-name="Default">
      <style:table-cell-properties fo:wrap-option="wrap" fo:border="0.06pt solid #000000" style:vertical-align="top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heading1">
      <style:table-cell-properties fo:border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heading2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8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heading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3" office:value-type="string" calcext:value-type="string">
            <text:p>Server pošle klientovi zprávu s kódem chyby, která nastala.</text:p>
          </table:table-cell>
          <table:table-cell table:style-name="ce22" office:value-type="string" calcext:value-type="string">
            <text:p>ERR</text:p>
          </table:table-cell>
          <table:table-cell table:style-name="ce31" office:value-type="string" calcext:value-type="string">
            <text:p>1B obsahující kód cyhby, která nastala.</text:p>
          </table:table-cell>
          <table:table-cell table:style-name="ce37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3" office:value-type="string" calcext:value-type="string">
            <text:p>Server pošle klientovi zprávu o začátku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START_GAME'.</text:p>
          </table:table-cell>
          <table:table-cell table:style-name="ce37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3" office:value-type="string" calcext:value-type="string">
            <text:p>Server pošle klientovi zprávu o konci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END_GAME'.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3" office:value-type="string" calcext:value-type="string">
            <text:p>Server vyzve klienta k tahu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Tahové slovo obou hráčů, podle kterého si klient updatuje hrací pol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4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3" office:value-type="string" calcext:value-type="string">
            <text:p>INF</text:p>
          </table:table-cell>
          <table:table-cell table:style-name="ce32" office:value-type="string" calcext:value-type="string">
            <text:p>Řetězec 'OK'.</text:p>
          </table:table-cell>
          <table:table-cell table:style-name="ce38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3" office:value-type="string" calcext:value-type="string">
            <text:p>Klient pošle serveru žádost o registraci nového hráče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Řetězec skládájící se z 1 bytu obsahující délku nicku a nickname hráč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5" office:value-type="string" calcext:value-type="string">
            <text:p>Klient pošle na server info o výsledku provedeného tahu.</text:p>
          </table:table-cell>
          <table:table-cell table:style-name="ce24" office:value-type="string" calcext:value-type="string">
            <text:p>INF</text:p>
          </table:table-cell>
          <table:table-cell table:style-name="ce33" office:value-type="string" calcext:value-type="string">
            <text:p>Tahové slovo daného hráče.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6"/>
          <table:table-cell table:style-name="ce16"/>
          <table:table-cell table:style-name="ce29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17" office:value-type="string" calcext:value-type="string">
            <text:p>Název</text:p>
          </table:table-cell>
          <table:table-cell table:style-name="ce25" office:value-type="string" calcext:value-type="string" table:number-columns-spanned="2" table:number-rows-spanned="1">
            <text:p>Popis</text:p>
          </table:table-cell>
          <table:covered-table-cell table:style-name="ce34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Chybná operace</text:p>
          </table:table-cell>
          <table:table-cell table:style-name="ce26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Chybný typ zrpávy</text:p>
          </table:table-cell>
          <table:table-cell table:style-name="ce26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hybný obsah zprávy</text:p>
          </table:table-cell>
          <table:table-cell table:style-name="ce26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Chybný tvar nickname</text:p>
          </table:table-cell>
          <table:table-cell table:style-name="ce26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8" office:value-type="string" calcext:value-type="string">
            <text:p>Existující nickname</text:p>
          </table:table-cell>
          <table:table-cell table:style-name="ce26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26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Server plný</text:p>
          </table:table-cell>
          <table:table-cell table:style-name="ce27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26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hybný tah</text:p>
          </table:table-cell>
          <table:table-cell table:style-name="ce28" office:value-type="string" calcext:value-type="string" table:number-columns-spanned="2" table:number-rows-spanned="1">
            <text:p>Server vyhodnotil tah jako nevalidní.</text:p>
          </table:table-cell>
          <table:covered-table-cell table:style-name="ce2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6:37:48.53557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6-11-09T16:41:36.637048144</dc:date>
    <dc:creator>Mushroomer </dc:creator>
    <meta:editing-duration>PT52M3S</meta:editing-duration>
    <meta:editing-cycles>21</meta:editing-cycles>
    <meta:document-statistic meta:table-count="1" meta:cell-count="75" meta:object-count="0"/>
  </office:meta>
</office:document-meta>
</file>